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Pictures/100002010000013E000000E2632831D527E4971F.png" manifest:media-type="image/png"/>
  <manifest:file-entry manifest:full-path="Pictures/1000020100000186000002BA0D1DD52131B6D1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678cm" fo:min-width="3.3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894cm" fo:min-width="2.549cm"/>
    </style:style>
    <style:style style:name="gr4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6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b94d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03cm" svg:height="3.928cm" svg:x="3.788cm" svg:y="4.988cm">
          <text:p text:style-name="P1">Local Rep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932cm" svg:height="1.373cm" svg:x="7.466cm" svg:y="9.475cm">
          <draw:image xlink:href="Pictures/100002010000013E000000E2632831D527E4971F.png" xlink:type="simple" xlink:show="embed" xlink:actuate="onLoad">
            <text:p text:style-name="P2">Working Copy</text:p>
          </draw:image>
        </draw:frame>
        <draw:frame draw:style-name="gr2" draw:text-style-name="P3" draw:layer="layout" svg:width="2.199cm" svg:height="3.935cm" draw:transform="skewX (0.000174532925199389) rotate (0.566882941047758) translate (6.304cm 6.452cm)">
          <draw:image xlink:href="Pictures/1000020100000186000002BA0D1DD52131B6D10E.png" xlink:type="simple" xlink:show="embed" xlink:actuate="onLoad">
            <text:p text:style-name="P2">Publish</text:p>
          </draw:image>
        </draw:frame>
        <draw:frame draw:style-name="gr2" draw:text-style-name="P3" draw:layer="layout" svg:width="2.406cm" svg:height="4.306cm" draw:transform="rotate (-2.50315121321027) translate (8.027cm 10.973cm)">
          <draw:image xlink:href="Pictures/1000020100000186000002BA0D1DD52131B6D10E.png" xlink:type="simple" xlink:show="embed" xlink:actuate="onLoad">
            <text:p text:style-name="P2">Install</text:p>
          </draw:image>
        </draw:frame>
        <draw:frame draw:style-name="gr2" draw:text-style-name="P3" draw:layer="layout" svg:width="1.932cm" svg:height="1.373cm" svg:x="2.043cm" svg:y="2.805cm">
          <draw:image xlink:href="Pictures/100002010000013E000000E2632831D527E4971F.png" xlink:type="simple" xlink:show="embed" xlink:actuate="onLoad">
            <text:p text:style-name="P2">Working Copy</text:p>
          </draw:image>
        </draw:frame>
        <draw:frame draw:style-name="gr2" draw:text-style-name="P3" draw:layer="layout" svg:width="2.199cm" svg:height="3.936cm" draw:transform="rotate (0.56635934227216) translate (3.685cm 2.79cm)">
          <draw:image xlink:href="Pictures/1000020100000186000002BA0D1DD52131B6D10E.png" xlink:type="simple" xlink:show="embed" xlink:actuate="onLoad">
            <text:p text:style-name="P2">Install</text:p>
          </draw:image>
        </draw:frame>
        <draw:frame draw:style-name="gr2" draw:text-style-name="P3" draw:layer="layout" svg:width="2.406cm" svg:height="4.305cm" draw:transform="rotate (-2.50315121321027) translate (5.097cm 7.17cm)">
          <draw:image xlink:href="Pictures/1000020100000186000002BA0D1DD52131B6D10E.png" xlink:type="simple" xlink:show="embed" xlink:actuate="onLoad">
            <text:p text:style-name="P2">Publish</text:p>
          </draw:image>
        </draw:frame>
        <draw:frame draw:style-name="gr2" draw:text-style-name="P3" draw:layer="layout" svg:width="1.933cm" svg:height="1.373cm" svg:x="4.785cm" svg:y="6.296cm">
          <draw:image xlink:href="Pictures/100002010000013E000000E2632831D527E4971F.png" xlink:type="simple" xlink:show="embed" xlink:actuate="onLoad">
            <text:p text:style-name="P2">Component</text:p>
            <text:p text:style-name="P2">Directory</text:p>
          </draw:image>
        </draw:frame>
        <draw:custom-shape draw:style-name="gr1" draw:text-style-name="P1" draw:layer="layout" svg:width="3.803cm" svg:height="3.928cm" svg:x="14.97cm" svg:y="4.819cm">
          <text:p text:style-name="P1">Remote Rep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933cm" svg:height="1.373cm" svg:x="15.967cm" svg:y="6.127cm">
          <draw:image xlink:href="Pictures/100002010000013E000000E2632831D527E4971F.png" xlink:type="simple" xlink:show="embed" xlink:actuate="onLoad">
            <text:p text:style-name="P2">Component</text:p>
            <text:p text:style-name="P2">Directory</text:p>
          </draw:image>
        </draw:frame>
        <draw:frame draw:style-name="gr2" draw:text-style-name="P3" draw:layer="layout" svg:width="3.561cm" svg:height="6.372cm" draw:transform="skewX (0.000174532925199426) rotate (1.48876585195116) translate (9.471cm 7.208cm)">
          <draw:image xlink:href="Pictures/1000020100000186000002BA0D1DD52131B6D10E.png" xlink:type="simple" xlink:show="embed" xlink:actuate="onLoad">
            <text:p text:style-name="P2">Install</text:p>
          </draw:image>
        </draw:frame>
        <draw:custom-shape draw:style-name="gr3" draw:text-style-name="P2" draw:layer="layout" svg:width="3.048cm" svg:height="3.429cm" svg:x="12.049cm" svg:y="12.93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4" draw:text-style-name="P4" xml:id="id2" draw:id="id2" draw:layer="layout" svg:width="2.667cm" svg:height="3.175cm" svg:x="9.563cm" svg:y="7.58cm">
          <text:p text:style-name="P2">Local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xml:id="id4" draw:id="id4" draw:layer="layout" svg:width="2.667cm" svg:height="3.175cm" svg:x="13.178cm" svg:y="17.01cm">
          <text:p text:style-name="P2">Remote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xml:id="id3" draw:id="id3" draw:layer="layout" svg:width="2.667cm" svg:height="3.175cm" svg:x="5.732cm" svg:y="17.164cm">
          <text:p text:style-name="P2">Remote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2">WC</text:p>
          </draw:image>
        </draw:frame>
        <draw:connector draw:style-name="gr7" draw:text-style-name="P3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2">Install</text:p>
        </draw:connector>
        <draw:connector draw:style-name="gr7" draw:text-style-name="P3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2">Publish</text:p>
        </draw:connector>
        <draw:connector draw:style-name="gr8" draw:text-style-name="P3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2">Install</text:p>
        </draw:connector>
        <draw:connector draw:style-name="gr8" draw:text-style-name="P3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2">Install</text:p>
        </draw:connector>
        <draw:frame draw:style-name="gr2" draw:text-style-name="P3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2">WC</text:p>
          </draw:image>
        </draw:frame>
        <draw:frame draw:style-name="gr2" draw:text-style-name="P3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2">WC</text:p>
          </draw:image>
        </draw:frame>
        <draw:connector draw:style-name="gr7" draw:text-style-name="P3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2">Publish</text:p>
        </draw:connector>
        <draw:connector draw:style-name="gr8" draw:text-style-name="P3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2">Install</text:p>
        </draw:connector>
        <draw:connector draw:style-name="gr8" draw:text-style-name="P3" draw:layer="layout" draw:type="curve" draw:line-skew="0.321cm" svg:x1="15.903cm" svg:y1="22.837cm" svg:x2="15.845cm" svg:y2="18.598cm" draw:start-shape="id6" draw:start-glue-point="1" draw:end-shape="id4" draw:end-glue-point="8" svg:d="M15903 22837c1233 0 1262-4239-58-4239" svg:viewBox="0 0 987 4240">
          <text:p text:style-name="P2">Publish</text:p>
        </draw:connector>
        <draw:connector draw:style-name="gr8" draw:text-style-name="P3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2">Install</text:p>
        </draw:connector>
      </draw:page>
      <draw:page draw:name="page3" draw:style-name="dp1" draw:master-page-name="Default">
        <draw:custom-shape draw:style-name="gr9" draw:text-style-name="P4" draw:layer="layout" svg:width="7.493cm" svg:height="8.382cm" svg:x="2.34cm" svg:y="2.297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2" draw:text-style-name="P3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2" draw:text-style-name="P3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2" draw:text-style-name="P3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 text:style-name="P2"/>
          </draw:image>
        </draw:frame>
        <draw:connector draw:style-name="gr10" draw:text-style-name="P2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2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2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2" draw:text-style-name="P3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2" draw:text-style-name="P3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2" draw:text-style-name="P3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 text:style-name="P2"/>
          </draw:image>
        </draw:frame>
        <draw:frame draw:style-name="gr11" draw:text-style-name="P2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2" draw:text-style-name="P2" draw:layer="layout" svg:width="1.016cm" svg:height="1.016cm" svg:x="13.606cm" svg:y="15.4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16cm" svg:height="1.016cm" svg:x="6.977cm" svg:y="6.742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2" draw:layer="layout" svg:width="1.016cm" svg:height="1.016cm" svg:x="18.272cm" svg:y="13.573cm">
          <text:p text:style-name="P2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3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2" draw:text-style-name="P2" draw:layer="layout" svg:width="1.016cm" svg:height="1.016cm" svg:x="16.367cm" svg:y="16.367cm">
          <text:p text:style-name="P2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2" draw:layer="layout" svg:width="1.016cm" svg:height="1.016cm" svg:x="11.922cm" svg:y="10.906cm">
          <text:p text:style-name="P2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3" draw:text-style-name="P3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2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2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4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5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5" draw:text-style-name="P6" draw:layer="layout" svg:width="1.912cm" svg:height="0.962cm" svg:x="6.334cm" svg:y="9.001cm">
          <draw:text-box>
            <text:p>1.0.0</text:p>
          </draw:text-box>
        </draw:frame>
        <draw:frame draw:style-name="gr15" draw:text-style-name="P6" draw:layer="layout" svg:width="1.56cm" svg:height="0.962cm" svg:x="7.949cm" svg:y="11.976cm">
          <draw:text-box>
            <text:p>WC</text:p>
          </draw:text-box>
        </draw:frame>
        <draw:frame draw:style-name="gr15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6" draw:text-style-name="P6" draw:layer="layout" svg:width="1.031cm" svg:height="0.962cm" svg:x="13.712cm" svg:y="18.453cm">
          <draw:text-box>
            <text:p>rt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5-21T20:22:18.451812888</dc:date>
    <meta:editing-duration>PT1H23M37S</meta:editing-duration>
    <meta:editing-cycles>9</meta:editing-cycles>
    <meta:generator>LibreOffice/6.0.7.3$Linux_X86_64 LibreOffice_project/00m0$Build-3</meta:generator>
    <meta:document-statistic meta:object-count="56"/>
  </office:meta>
</office:document-meta>
</file>